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108.37mm"/>
    </style:style>
    <style:style style:name="co4" style:family="table-column">
      <style:table-column-properties fo:break-before="auto" style:column-width="77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crabble</text:p>
          </table:table-cell>
          <table:table-cell table:style-name="ce1" office:value-type="string" calcext:value-type="string">
            <text:p>TopWord</text:p>
          </table:table-cell>
          <table:table-cell table:style-name="ce1" office:value-type="string" calcext:value-type="string">
            <text:p>Fundox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15x15 avec case multiplicatrice</text:p>
          </table:table-cell>
          <table:table-cell office:value-type="string" calcext:value-type="string">
            <text:p>10x10 sur 5 niveaux</text:p>
          </table:table-cell>
          <table:table-cell office:value-type="string" calcext:value-type="string">
            <text:p>13x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ttres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 calcext:value-type="string">
            <text:p>Joker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 calcext:value-type="string">
            <text:p>Lettres en main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7 sur un chevalet commun à tt les joueurs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 calcext:value-type="string">
            <text:p>Joueurs</text:p>
          </table:table-cell>
          <table:table-cell table:number-columns-repeated="3" table:style-name="ce6" office:value-type="string" calcext:value-type="string">
            <text:p>2 à 4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Passage de tou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ange de lettre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Après que chaque joueur passe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7" table:number-columns-repeated="1023"/>
        </table:table-row>
        <table:table-row table:style-name="ro3">
          <table:table-cell table:style-name="ce4" office:value-type="string" calcext:value-type="string">
            <text:p>Init</text:p>
          </table:table-cell>
          <table:table-cell table:style-name="ce8" office:value-type="string" calcext:value-type="string">
            <text:p>- Chaque joueur tire 7 lettres</text:p>
            <text:p>- Le premier mot doit recouvrir la case centrale</text:p>
          </table:table-cell>
          <table:table-cell table:style-name="ce8" office:value-type="string" calcext:value-type="string">
            <text:p>- Chaque joueur tire 7 lettres</text:p>
            <text:p>- Le premier mot doit recouvrir au moins une des 4 cases du milieu</text:p>
          </table:table-cell>
          <table:table-cell table:style-name="ce8" office:value-type="string" calcext:value-type="string">
            <text:p>- Le chevalet est rempli avec 7 lettres</text:p>
            <text:p>- Le premier mot doit recouvrir la case centrale</text:p>
          </table:table-cell>
          <table:table-cell table:style-name="ce8" table:number-columns-repeated="1020"/>
        </table:table-row>
        <table:table-row table:style-name="ro3">
          <table:table-cell table:style-name="ce4" office:value-type="string" calcext:value-type="string">
            <text:p>Tour</text:p>
          </table:table-cell>
          <table:table-cell table:style-name="ce8" office:value-type="string" calcext:value-type="string">
            <text:p>- Les lettres posées doivent former des mots valides</text:p>
          </table:table-cell>
          <table:table-cell table:style-name="ce8" office:value-type="string" calcext:value-type="string">
            <text:p>- Les lettres posées doivent former des mots valides</text:p>
            <text:p>- On ne peut pas poser une lettre sur une lettre identique</text:p>
          </table:table-cell>
          <table:table-cell table:style-name="ce8" office:value-type="string" calcext:value-type="string">
            <text:p>- Timer de 40 secondes par défaut</text:p>
          </table:table-cell>
          <table:table-cell table:style-name="ce8" table:number-columns-repeated="1020"/>
        </table:table-row>
        <table:table-row table:style-name="ro4">
          <table:table-cell table:style-name="ce5" office:value-type="string" calcext:value-type="string">
            <text:p>Comptage des points</text:p>
          </table:table-cell>
          <table:table-cell table:style-name="ce9" office:value-type="string" calcext:value-type="string">
            <text:p>- Valeur des lettres (déjà posées ou non)</text:p>
            <text:p>- Case multiplicatrice (pas déjà recouverte)</text:p>
            <text:p>- Bonus 7 lettres (Scrabble)</text:p>
          </table:table-cell>
          <table:table-cell table:style-name="ce9" office:value-type="string" calcext:value-type="string">
            <text:p>- Valeur des lettres</text:p>
            <text:p>- Valeur des piles</text:p>
            <text:p>- Bonus lettre bonus posée</text:p>
            <text:p>- Bonus contact plateau (toutes les lettres, score mot x 2)</text:p>
            <text:p>- Bonus 7 lettres</text:p>
          </table:table-cell>
          <table:table-cell table:style-name="ce9" office:value-type="string" calcext:value-type="string">
            <text:p>- 1 point par lettre</text:p>
            <text:p>- Vol de lettres</text:p>
          </table:table-cell>
          <table:table-cell table:style-name="ce9" table:number-columns-repeated="1020"/>
        </table:table-row>
        <table:table-row table:style-name="ro5">
          <table:table-cell table:style-name="ce4" office:value-type="string" calcext:value-type="string">
            <text:p>Fin de partie</text:p>
          </table:table-cell>
          <table:table-cell table:style-name="ce8" office:value-type="string" calcext:value-type="string">
            <text:p>- Sac vide</text:p>
            <text:p>+ un joueur n’as plus de lettres</text:p>
          </table:table-cell>
          <table:table-cell table:style-name="ce8" office:value-type="string" calcext:value-type="string">
            <text:p>- Sac vide</text:p>
            <text:p>+ un joueur n’as plus de lettres</text:p>
            <text:p>Ou plus personne n’arrive à faire de mot</text:p>
            <text:p>Ou tout le monde passe son tour à la suite</text:p>
          </table:table-cell>
          <table:table-cell table:style-name="ce8" office:value-type="string" calcext:value-type="string">
            <text:p>- Score de 40 a atteindre <text:span text:style-name="T1">(</text:span>par défaut<text:span text:style-name="T1">)</text:span></text:p>
          </table:table-cell>
          <table:table-cell table:style-name="ce8" table:number-columns-repeated="1020"/>
        </table:table-row>
        <table:table-row table:style-name="ro3">
          <table:table-cell table:style-name="ce4" office:value-type="string" calcext:value-type="string">
            <text:p>Vainqueur</text:p>
          </table:table-cell>
          <table:table-cell table:style-name="ce8" office:value-type="string" calcext:value-type="string">
            <text:p>Le joueur qui à le plus de point (celui qui n’as plus de lettres ajoute les points de lettres restante aux autres)</text:p>
          </table:table-cell>
          <table:table-cell table:style-name="ce8" office:value-type="string" calcext:value-type="string">
            <text:p>Le joueur qui à le plus de point (-5 par lettre non utilisée)</text:p>
          </table:table-cell>
          <table:table-cell table:style-name="ce8" office:value-type="string" calcext:value-type="string">
            <text:p>Celui qui atteind le score le premier</text:p>
          </table:table-cell>
          <table:table-cell table:style-name="ce8"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08:14:04.96092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8:59:39.630293542</meta:creation-date>
    <dc:date>2016-10-13T10:24:49.488628420</dc:date>
    <meta:editing-duration>PT3H37M</meta:editing-duration>
    <meta:editing-cycles>46</meta:editing-cycles>
    <meta:generator>LibreOffice/5.1.4.2$Linux_x86 LibreOffice_project/10m0$Build-2</meta:generator>
    <meta:document-statistic meta:table-count="1" meta:cell-count="50" meta:object-count="0"/>
  </office:meta>
</office:document-meta>
</file>